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TURI JIMENEZ NELSON GALI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012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41015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TURI JIMENEZ NELSON GALI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012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4 101 5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8001226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85291</text:p>
          </table:table-cell>
          <table:table-cell table:style-name="Tabla2.D3" office:value-type="string">
            <text:p text:style-name="P23">1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5:48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